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098000009B70000017CC341B831D278D7C0.svg" manifest:media-type="image/svg+xml"/>
  <manifest:file-entry manifest:full-path="Pictures/10004AFB00000DE50000018683A9B25622544B4D.svg" manifest:media-type="image/svg+xml"/>
  <manifest:file-entry manifest:full-path="Pictures/1000B2BA0000262A000002E56E2E17D5E6F008DA.svg" manifest:media-type="image/svg+xml"/>
  <manifest:file-entry manifest:full-path="Pictures/10001160000002800000015F7DCEBE21AEBA6140.svg" manifest:media-type="image/svg+xml"/>
  <manifest:file-entry manifest:full-path="Pictures/1000478300000FDA0000019C2F2823E984FA8B65.svg" manifest:media-type="image/svg+xml"/>
  <manifest:file-entry manifest:full-path="Pictures/10000201000000860000000FE84B838BB9951AB6.png" manifest:media-type="image/png"/>
  <manifest:file-entry manifest:full-path="Pictures/10009600000019010000015FD2AF4C00CF052A81.svg" manifest:media-type="image/svg+xml"/>
  <manifest:file-entry manifest:full-path="Pictures/100174890000373E000003603F81BA38D79DF0F4.svg" manifest:media-type="image/svg+xml"/>
  <manifest:file-entry manifest:full-path="Pictures/10000597000000CE0000009CC5A7DE14BBD6F4B7.svg" manifest:media-type="image/svg+xml"/>
  <manifest:file-entry manifest:full-path="Pictures/1000020100000099000000102D39473A4A2A4D42.png" manifest:media-type="image/png"/>
  <manifest:file-entry manifest:full-path="Pictures/100002010000000800000006545190737B206760.png" manifest:media-type="image/png"/>
  <manifest:file-entry manifest:full-path="Pictures/10000FFB0000051B0000013CFB81335542BB2EA2.svg" manifest:media-type="image/svg+xml"/>
  <manifest:file-entry manifest:full-path="Pictures/10000201000000180000000DF03E3CAF50D0A220.png" manifest:media-type="image/png"/>
  <manifest:file-entry manifest:full-path="Pictures/100002010000019E0000001F1DA033534A2AA562.png" manifest:media-type="image/png"/>
  <manifest:file-entry manifest:full-path="Pictures/10000201000000F20000000D040938B168A6B3D7.png" manifest:media-type="image/png"/>
  <manifest:file-entry manifest:full-path="Pictures/10000201000001710000001CE12D9C8F3AA94598.png" manifest:media-type="image/png"/>
  <manifest:file-entry manifest:full-path="Pictures/100018B5000005A70000017A7D298C7FDD715DB9.svg" manifest:media-type="image/svg+xml"/>
  <manifest:file-entry manifest:full-path="Pictures/100002010000005E0000000E57C79565758AB8EB.png" manifest:media-type="image/png"/>
  <manifest:file-entry manifest:full-path="Pictures/10005D6C000013C3000002E34DB9AEAB64BF4BB9.svg" manifest:media-type="image/svg+xml"/>
  <manifest:file-entry manifest:full-path="Pictures/1000CF0A00001F6F000003ABE123C62D7CEB2C37.svg" manifest:media-type="image/svg+xml"/>
  <manifest:file-entry manifest:full-path="Pictures/100002010000013000000023DE7A2E80B210F5F4.png" manifest:media-type="image/png"/>
  <manifest:file-entry manifest:full-path="Pictures/100051F300001058000003893277934BD090CE4B.svg" manifest:media-type="image/svg+xml"/>
  <manifest:file-entry manifest:full-path="Pictures/100002010000009E00000022E9FC069312C680EF.png" manifest:media-type="image/png"/>
  <manifest:file-entry manifest:full-path="Pictures/10000201000000BF0000001C31FFF1CBFEE326A3.png" manifest:media-type="image/png"/>
  <manifest:file-entry manifest:full-path="Pictures/10000201000000310000000CBD9697212DD8B28C.png" manifest:media-type="image/png"/>
  <manifest:file-entry manifest:full-path="Pictures/10000201000000370000000E194E45228DB0B07E.png" manifest:media-type="image/png"/>
  <manifest:file-entry manifest:full-path="Pictures/100025B8000007E00000015F4C5DAC5AA699FC8A.svg" manifest:media-type="image/svg+xml"/>
  <manifest:file-entry manifest:full-path="Pictures/10005ADA00001066000003390B2CDDD652B320DB.svg" manifest:media-type="image/svg+xml"/>
  <manifest:file-entry manifest:full-path="Pictures/10001449000003390000017A5EBDBF230C445B69.svg" manifest:media-type="image/svg+xml"/>
  <manifest:file-entry manifest:full-path="Pictures/100002010000004C0000000D1A1668DF71D24213.png" manifest:media-type="image/png"/>
  <manifest:file-entry manifest:full-path="Pictures/10003ADF00000BF1000002FF6A62B95E7E2CEF15.svg" manifest:media-type="image/svg+xml"/>
  <manifest:file-entry manifest:full-path="Pictures/100025D1000008090000015FF89FE8E854C8F8BC.svg" manifest:media-type="image/svg+xml"/>
  <manifest:file-entry manifest:full-path="Pictures/100002010000004E0000000D72F7DB2667B29DAD.png" manifest:media-type="image/png"/>
  <manifest:file-entry manifest:full-path="Pictures/10000201000000B50000001DD876F876765E2FAE.png" manifest:media-type="image/png"/>
  <manifest:file-entry manifest:full-path="Pictures/10000201000000740000001D20D1503296EC807B.png" manifest:media-type="image/png"/>
  <manifest:file-entry manifest:full-path="Pictures/100002010000001F0000000E710500AAB2D29923.png" manifest:media-type="image/png"/>
  <manifest:file-entry manifest:full-path="Pictures/100029720000068C0000017AE4087D9D0B54E1EF.svg" manifest:media-type="image/svg+xml"/>
  <manifest:file-entry manifest:full-path="Pictures/100002010000003F0000000E5B8E01BC389FFD4A.png" manifest:media-type="image/png"/>
  <manifest:file-entry manifest:full-path="Pictures/1000A7C100001F5C0000017A4F2EE4A17BE25AB6.svg" manifest:media-type="image/svg+xml"/>
  <manifest:file-entry manifest:full-path="Pictures/100002010000012F0000000E46450E2EDCD10BE6.png" manifest:media-type="image/png"/>
  <manifest:file-entry manifest:full-path="Pictures/100058D4000012B70000030901750984EA8BC9C9.svg" manifest:media-type="image/svg+xml"/>
  <manifest:file-entry manifest:full-path="Pictures/1000020100000216000000215DD0FCD99C55A9AF.png" manifest:media-type="image/png"/>
  <manifest:file-entry manifest:full-path="Pictures/100002010000009F0000001F892C7174C2300293.png" manifest:media-type="image/png"/>
  <manifest:file-entry manifest:full-path="Pictures/1000C26600002ACF000003398F208866265AD1CC.svg" manifest:media-type="image/svg+xml"/>
  <manifest:file-entry manifest:full-path="Pictures/1000CA4200001A0D000003684CC8319B3D2A29BD.svg" manifest:media-type="image/svg+xml"/>
  <manifest:file-entry manifest:full-path="Pictures/10000201000000FC0000002176E57EA7E41FA334.png" manifest:media-type="image/png"/>
  <manifest:file-entry manifest:full-path="Pictures/1000AC740000175000000338552094C290256BB6.svg" manifest:media-type="image/svg+xml"/>
  <manifest:file-entry manifest:full-path="Pictures/10000201000000E20000001FAA8B33602434B31D.png" manifest:media-type="image/png"/>
  <manifest:file-entry manifest:full-path="Pictures/1000AD23000017CF00000368F7877DB08139BA1B.svg" manifest:media-type="image/svg+xml"/>
  <manifest:file-entry manifest:full-path="Pictures/10000201000000E6000000215A5FC41FA4E696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Generative Models and Boltzmann machin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What is a generative model?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ximum entropy model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annon entropy</text:p>
                <text:list>
                  <text:list-item>
                    <text:p>Random variable </text:p>
                  </text:list-item>
                </text:list>
              </text:list-item>
              <text:list-item>
                <text:p>Goal: Approximate </text:p>
              </text:list-item>
              <text:list-item>
                <text:p/>
              </text:list-item>
              <text:list-item>
                <text:p>Idea: Maximize the entropy!</text:p>
              </text:list-item>
            </text:list>
          </draw:text-box>
        </draw:frame>
        <draw:g>
          <svg:title>TexMaths</svg:title>
          <svg:desc>28§display§S_p = - \text{Tr}_{\textbf{x}} p( \textbf{x}) \log p( \textbf{x})§svg§600§FALSE§</svg:desc>
          <draw:frame draw:style-name="gr2" draw:text-style-name="P3" draw:layer="layout" svg:width="9.957cm" svg:height="1.089cm" svg:x="11.843cm" svg:y="3.711cm">
            <draw:image xlink:href="Pictures/10004AFB00000DE50000018683A9B25622544B4D.svg" xlink:type="simple" xlink:show="embed" xlink:actuate="onLoad" loext:mime-type="image/svg+xml">
              <text:p/>
            </draw:image>
            <draw:image xlink:href="Pictures/10000201000000860000000FE84B838BB9951AB6.png" xlink:type="simple" xlink:show="embed" xlink:actuate="onLoad" loext:mime-type="image/png"/>
          </draw:frame>
        </draw:g>
        <draw:g>
          <svg:title>TexMaths</svg:title>
          <svg:desc>28§display§\bf x§svg§600§FALSE§</svg:desc>
          <draw:frame draw:style-name="gr2" draw:text-style-name="P3" draw:layer="layout" svg:width="0.8cm" svg:height="0.776cm" svg:x="11.6cm" svg:y="5.424cm">
            <draw:image xlink:href="Pictures/10000597000000CE0000009CC5A7DE14BBD6F4B7.svg" xlink:type="simple" xlink:show="embed" xlink:actuate="onLoad" loext:mime-type="image/svg+xml">
              <text:p/>
            </draw:image>
            <draw:image xlink:href="Pictures/100002010000000800000006545190737B206760.png" xlink:type="simple" xlink:show="embed" xlink:actuate="onLoad" loext:mime-type="image/png"/>
          </draw:frame>
        </draw:g>
        <draw:g>
          <svg:title>TexMaths</svg:title>
          <svg:desc>28§display§p( \textbf{x})
§svg§600§FALSE§</svg:desc>
          <draw:frame draw:style-name="gr2" draw:text-style-name="P3" draw:layer="layout" svg:width="3.13cm" svg:height="1.531cm" svg:x="12.8cm" svg:y="6.869cm">
            <draw:image xlink:href="Pictures/10001160000002800000015F7DCEBE21AEBA6140.svg" xlink:type="simple" xlink:show="embed" xlink:actuate="onLoad" loext:mime-type="image/svg+xml">
              <text:p/>
            </draw:image>
            <draw:image xlink:href="Pictures/10000201000000180000000DF03E3CAF50D0A220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straint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langle f_\alpha(x) \rangle_{model} = \text{Tr}_\textbf{x} f_\alpha ( \textbf{x}) p( \textbf{x}) =  \langle f_\alpha(x) \rangle_{obs}§svg§600§FALSE§</svg:desc>
          <draw:frame draw:style-name="gr2" draw:text-style-name="P3" draw:layer="layout" svg:width="17.92cm" svg:height="0.98cm" svg:x="3.6cm" svg:y="5.42cm">
            <draw:image xlink:href="Pictures/10009600000019010000015FD2AF4C00CF052A81.svg" xlink:type="simple" xlink:show="embed" xlink:actuate="onLoad" loext:mime-type="image/svg+xml">
              <text:p/>
            </draw:image>
            <draw:image xlink:href="Pictures/10000201000000F20000000D040938B168A6B3D7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Maximize Entropy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g>
          <svg:title>TexMaths</svg:title>
          <svg:desc>28§display§\mathcal{L}[p] = - S_p + \sum\limits_\alpha \lambda_\alpha \left( \langle f_\alpha \rangle_{obs} - \text{Tr}_\textbf{x} f_\alpha ( \textbf{x}) p( \textbf{x})   \right) + \gamma \left( 1- \text{Tr}_\textbf{x}p( \textbf{x}) \right)§svg§600§FALSE§</svg:desc>
          <draw:frame draw:style-name="gr2" draw:text-style-name="P3" draw:layer="layout" svg:width="27.353cm" svg:height="2.072cm" svg:x="0.647cm" svg:y="5.928cm">
            <draw:image xlink:href="Pictures/1000B2BA0000262A000002E56E2E17D5E6F008DA.svg" xlink:type="simple" xlink:show="embed" xlink:actuate="onLoad" loext:mime-type="image/svg+xml">
              <text:p/>
            </draw:image>
            <draw:image xlink:href="Pictures/10000201000001710000001CE12D9C8F3AA94598.png" xlink:type="simple" xlink:show="embed" xlink:actuate="onLoad" loext:mime-type="image/png"/>
          </draw:frame>
        </draw:g>
        <draw:g>
          <svg:title>TexMaths</svg:title>
          <svg:desc>28§display§\partial_{\lambda_\alpha} \log Z = \langle f_\alpha \rangle§svg§600§FALSE§</svg:desc>
          <draw:frame draw:style-name="gr2" draw:text-style-name="P3" draw:layer="layout" svg:width="6.961cm" svg:height="1.061cm" svg:x="5.839cm" svg:y="13.539cm">
            <draw:image xlink:href="Pictures/10003098000009B70000017CC341B831D278D7C0.svg" xlink:type="simple" xlink:show="embed" xlink:actuate="onLoad" loext:mime-type="image/svg+xml">
              <text:p/>
            </draw:image>
            <draw:image xlink:href="Pictures/100002010000005E0000000E57C79565758AB8EB.png" xlink:type="simple" xlink:show="embed" xlink:actuate="onLoad" loext:mime-type="image/png"/>
          </draw:frame>
        </draw:g>
        <draw:g>
          <svg:title>TexMaths</svg:title>
          <svg:desc>28§display§p( \textbf{x} )  = \frac{\exp(\sum_\alpha \lambda_\alpha f_\alpha( \textbf{x}))}{ \text{Tr}_\textbf{x} \exp(\sum_\alpha \lambda_\alpha f_\alpha( \textbf{x}))} = \frac{1}{Z} \exp(\sum_\alpha \lambda_\alpha f_\alpha( \textbf{x}))§svg§600§FALSE§</svg:desc>
          <draw:frame draw:style-name="gr2" draw:text-style-name="P3" draw:layer="layout" svg:width="22.529cm" svg:height="2.626cm" svg:x="4.361cm" svg:y="9.134cm">
            <draw:image xlink:href="Pictures/1000CF0A00001F6F000003ABE123C62D7CEB2C37.svg" xlink:type="simple" xlink:show="embed" xlink:actuate="onLoad" loext:mime-type="image/svg+xml">
              <text:p/>
            </draw:image>
            <draw:image xlink:href="Pictures/100002010000013000000023DE7A2E80B210F5F4.png" xlink:type="simple" xlink:show="embed" xlink:actuate="onLoad" loext:mime-type="image/png"/>
          </draw:frame>
        </draw:g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Analogy to Stat Mech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p( \textbf{x} ) = \frac{1}{Z} \exp(\sum_\alpha \lambda_\alpha f_\alpha( \textbf{x}))§svg§600§FALSE§</svg:desc>
          <draw:frame draw:style-name="gr2" draw:text-style-name="P3" draw:layer="layout" svg:width="11.712cm" svg:height="2.531cm" svg:x="1.288cm" svg:y="5.2cm">
            <draw:image xlink:href="Pictures/100051F300001058000003893277934BD090CE4B.svg" xlink:type="simple" xlink:show="embed" xlink:actuate="onLoad" loext:mime-type="image/svg+xml">
              <text:p/>
            </draw:image>
            <draw:image xlink:href="Pictures/100002010000009E00000022E9FC069312C680EF.png" xlink:type="simple" xlink:show="embed" xlink:actuate="onLoad" loext:mime-type="image/png"/>
          </draw:frame>
        </draw:g>
        <draw:g>
          <svg:title>TexMaths</svg:title>
          <svg:desc>28§display§p( \textbf{x}) = \frac{1}{Z} \exp( - \beta E( \textbf{x})-\mu N( \textbf{x}))§svg§600§FALSE§</svg:desc>
          <draw:frame draw:style-name="gr2" draw:text-style-name="P3" draw:layer="layout" svg:width="14.162cm" svg:height="2.066cm" svg:x="13.6cm" svg:y="5.534cm">
            <draw:image xlink:href="Pictures/10005D6C000013C3000002E34DB9AEAB64BF4BB9.svg" xlink:type="simple" xlink:show="embed" xlink:actuate="onLoad" loext:mime-type="image/svg+xml">
              <text:p/>
            </draw:image>
            <draw:image xlink:href="Pictures/10000201000000BF0000001C31FFF1CBFEE326A3.png" xlink:type="simple" xlink:show="embed" xlink:actuate="onLoad" loext:mime-type="image/png"/>
          </draw:frame>
        </draw:g>
        <draw:g>
          <svg:title>TexMaths</svg:title>
          <svg:desc>28§display§\lambda_1 = - \beta§svg§600§FALSE§</svg:desc>
          <draw:frame draw:style-name="gr2" draw:text-style-name="P3" draw:layer="layout" svg:width="3.657cm" svg:height="0.882cm" svg:x="3.743cm" svg:y="10.4cm">
            <draw:image xlink:href="Pictures/10000FFB0000051B0000013CFB81335542BB2EA2.svg" xlink:type="simple" xlink:show="embed" xlink:actuate="onLoad" loext:mime-type="image/svg+xml">
              <text:p/>
            </draw:image>
            <draw:image xlink:href="Pictures/10000201000000310000000CBD9697212DD8B28C.png" xlink:type="simple" xlink:show="embed" xlink:actuate="onLoad" loext:mime-type="image/png"/>
          </draw:frame>
        </draw:g>
        <draw:g>
          <svg:title>TexMaths</svg:title>
          <svg:desc>28§display§\lambda_2 = \mu/\beta§svg§600§FALSE§</svg:desc>
          <draw:frame draw:style-name="gr2" draw:text-style-name="P3" draw:layer="layout" svg:width="4.049cm" svg:height="1.056cm" svg:x="10.4cm" svg:y="13.544cm">
            <draw:image xlink:href="Pictures/100018B5000005A70000017A7D298C7FDD715DB9.svg" xlink:type="simple" xlink:show="embed" xlink:actuate="onLoad" loext:mime-type="image/svg+xml">
              <text:p/>
            </draw:image>
            <draw:image xlink:href="Pictures/10000201000000370000000E194E45228DB0B07E.png" xlink:type="simple" xlink:show="embed" xlink:actuate="onLoad" loext:mime-type="image/png"/>
          </draw:frame>
        </draw:g>
        <draw:g>
          <svg:title>TexMaths</svg:title>
          <svg:desc>28§display§f_1( \textbf{x}) = E( \textbf{x})§svg§600§FALSE§</svg:desc>
          <draw:frame draw:style-name="gr2" draw:text-style-name="P3" draw:layer="layout" svg:width="5.642cm" svg:height="0.98cm" svg:x="11.2cm" svg:y="10.62cm">
            <draw:image xlink:href="Pictures/100025B8000007E00000015F4C5DAC5AA699FC8A.svg" xlink:type="simple" xlink:show="embed" xlink:actuate="onLoad" loext:mime-type="image/svg+xml">
              <text:p/>
            </draw:image>
            <draw:image xlink:href="Pictures/100002010000004C0000000D1A1668DF71D24213.png" xlink:type="simple" xlink:show="embed" xlink:actuate="onLoad" loext:mime-type="image/png"/>
          </draw:frame>
        </draw:g>
        <draw:g>
          <svg:title>TexMaths</svg:title>
          <svg:desc>28§display§f_2( \textbf{x}) = N( \textbf{x})§svg§600§FALSE§</svg:desc>
          <draw:frame draw:style-name="gr2" draw:text-style-name="P3" draw:layer="layout" svg:width="5.757cm" svg:height="0.98cm" svg:x="15.8cm" svg:y="14.02cm">
            <draw:image xlink:href="Pictures/100025D1000008090000015FF89FE8E854C8F8BC.svg" xlink:type="simple" xlink:show="embed" xlink:actuate="onLoad" loext:mime-type="image/svg+xml">
              <text:p/>
            </draw:image>
            <draw:image xlink:href="Pictures/100002010000004E0000000D72F7DB2667B29DAD.png" xlink:type="simple" xlink:show="embed" xlink:actuate="onLoad" loext:mime-type="image/png"/>
          </draw:frame>
        </draw:g>
        <draw:g>
          <svg:title>TexMaths</svg:title>
          <svg:desc>28§display§\sum_\alpha \lambda_\alpha f_\alpha (\textbf{x}) = E( \textbf{x})§svg§600§FALSE§</svg:desc>
          <draw:frame draw:style-name="gr2" draw:text-style-name="P3" draw:layer="layout" svg:width="8.557cm" svg:height="2.145cm" svg:x="3.243cm" svg:y="16.455cm">
            <draw:image xlink:href="Pictures/10003ADF00000BF1000002FF6A62B95E7E2CEF15.svg" xlink:type="simple" xlink:show="embed" xlink:actuate="onLoad" loext:mime-type="image/svg+xml">
              <text:p/>
            </draw:image>
            <draw:image xlink:href="Pictures/10000201000000740000001D20D1503296EC807B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ntuitive pic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icture comparing likely feature and unlikely fea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st fun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p_\theta( \textbf{x})§svg§600§FALSE§</svg:desc>
          <draw:frame draw:style-name="gr2" draw:text-style-name="P3" draw:layer="layout" svg:width="2.307cm" svg:height="1.056cm" svg:x="2.487cm" svg:y="6cm">
            <draw:image xlink:href="Pictures/10001449000003390000017A5EBDBF230C445B69.svg" xlink:type="simple" xlink:show="embed" xlink:actuate="onLoad" loext:mime-type="image/svg+xml">
              <text:p/>
            </draw:image>
            <draw:image xlink:href="Pictures/100002010000001F0000000E710500AAB2D29923.png" xlink:type="simple" xlink:show="embed" xlink:actuate="onLoad" loext:mime-type="image/png"/>
          </draw:frame>
        </draw:g>
        <draw:g>
          <svg:title>TexMaths</svg:title>
          <svg:desc>28§display§\log Z(\{ \theta_i\})§svg§600§FALSE§</svg:desc>
          <draw:frame draw:style-name="gr2" draw:text-style-name="P3" draw:layer="layout" svg:width="4.69cm" svg:height="1.056cm" svg:x="7.888cm" svg:y="5.544cm">
            <draw:image xlink:href="Pictures/100029720000068C0000017AE4087D9D0B54E1EF.svg" xlink:type="simple" xlink:show="embed" xlink:actuate="onLoad" loext:mime-type="image/svg+xml">
              <text:p/>
            </draw:image>
            <draw:image xlink:href="Pictures/100002010000003F0000000E5B8E01BC389FFD4A.png" xlink:type="simple" xlink:show="embed" xlink:actuate="onLoad" loext:mime-type="image/png"/>
          </draw:frame>
        </draw:g>
        <draw:g>
          <svg:title>TexMaths</svg:title>
          <svg:desc>28§display§\mathcal{L} (\theta) = \langle \log( p_\theta (\textbf{x}))\rangle_{data} = - \langle E( \( \textbf{x}, \theta)) \rangle_{data} - \log Z(  \theta )§svg§600§FALSE§</svg:desc>
          <draw:frame draw:style-name="gr2" draw:text-style-name="P3" draw:layer="layout" svg:width="22.476cm" svg:height="1.056cm" svg:x="1.13cm" svg:y="9.2cm">
            <draw:image xlink:href="Pictures/1000A7C100001F5C0000017A4F2EE4A17BE25AB6.svg" xlink:type="simple" xlink:show="embed" xlink:actuate="onLoad" loext:mime-type="image/svg+xml">
              <text:p/>
            </draw:image>
            <draw:image xlink:href="Pictures/100002010000012F0000000E46450E2EDCD10BE6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x likelihood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gulariza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-\mathcal{L}^\prime(\theta) = - \mathcal{L}(\theta ) + E_{reg}(\theta)§svg§600§FALSE§</svg:desc>
          <draw:frame draw:style-name="gr2" draw:text-style-name="P3" draw:layer="layout" svg:width="11.36cm" svg:height="1.151cm" svg:x="4.802cm" svg:y="5.504cm">
            <draw:image xlink:href="Pictures/1000478300000FDA0000019C2F2823E984FA8B65.svg" xlink:type="simple" xlink:show="embed" xlink:actuate="onLoad" loext:mime-type="image/svg+xml">
              <text:p/>
            </draw:image>
            <draw:image xlink:href="Pictures/1000020100000099000000102D39473A4A2A4D42.png" xlink:type="simple" xlink:show="embed" xlink:actuate="onLoad" loext:mime-type="image/png"/>
          </draw:frame>
        </draw:g>
        <draw:g>
          <svg:title>TexMaths</svg:title>
          <svg:desc>28§display§E_{reg,\alpha}(\theta) = \Lambda \sum\limits_i |\theta_i|^\alpha ; \alpha =1,2§svg§600§FALSE§</svg:desc>
          <draw:frame draw:style-name="gr2" draw:text-style-name="P3" draw:layer="layout" svg:width="13.412cm" svg:height="2.173cm" svg:x="6.54cm" svg:y="6.756cm">
            <draw:image xlink:href="Pictures/100058D4000012B70000030901750984EA8BC9C9.svg" xlink:type="simple" xlink:show="embed" xlink:actuate="onLoad" loext:mime-type="image/svg+xml">
              <text:p/>
            </draw:image>
            <draw:image xlink:href="Pictures/10000201000000B50000001DD876F876765E2FAE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g>
          <svg:title>TexMaths</svg:title>
          <svg:desc>28§display§- \frac{\partial \mathcal{L}(\{\theta_i\})}{\partial \theta_i} = \left&lt; \frac{\partial E( \mathbf{x},\{\theta_i\}}{\partial \theta_i}\right&gt;_{data} + \frac{\partial \log Z(\{\theta_i\})}{\partial\theta_i} =  \left&lt; \frac{\partial E( \mathbf{x},\{\theta_i\}}{\partial \theta_i}\right&gt;_{data} -  \left&lt; \frac{\partial E( \mathbf{x},\{\theta_i\}}{\partial \theta_i}\right&gt;_{model}§svg§600§FALSE§</svg:desc>
          <draw:frame draw:style-name="gr2" draw:text-style-name="P3" draw:layer="layout" svg:width="39.595cm" svg:height="2.416cm" svg:x="-3.2cm" svg:y="10.6cm">
            <draw:image xlink:href="Pictures/100174890000373E000003603F81BA38D79DF0F4.svg" xlink:type="simple" xlink:show="embed" xlink:actuate="onLoad" loext:mime-type="image/svg+xml">
              <text:p/>
            </draw:image>
            <draw:image xlink:href="Pictures/1000020100000216000000215DD0FCD99C55A9AF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stricted Boltzmann machin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E= - \sum\limits_{i&lt;j} J_{ij} s_i s_j - d \sum\limits_i s_i§svg§600§FALSE§</svg:desc>
          <draw:frame draw:style-name="gr2" draw:text-style-name="P3" draw:layer="layout" svg:width="10.912cm" svg:height="1.912cm" svg:x="3.502cm" svg:y="5.754cm">
            <draw:image xlink:href="Pictures/10005ADA00001066000003390B2CDDD652B320DB.svg" xlink:type="simple" xlink:show="embed" xlink:actuate="onLoad" loext:mime-type="image/svg+xml">
              <text:p/>
            </draw:image>
            <draw:image xlink:href="Pictures/100002010000009F0000001F892C7174C2300293.png" xlink:type="simple" xlink:show="embed" xlink:actuate="onLoad" loext:mime-type="image/png"/>
          </draw:frame>
        </draw:g>
        <draw:g>
          <svg:title>TexMaths</svg:title>
          <svg:desc>28§display§E( \textbf{v},\textbf{h}) = - \sum\limits_i a_iv_i - \sum\limits_j b_jh_j - \sum\limits_{i,j} W_{ij}v_ih_j = - \textbf{a}^T \textbf{v} - \textbf{b}^T \textbf{h} -\textbf{h}^T \textbf{W} \textbf{v} §svg§600§FALSE§</svg:desc>
          <draw:frame draw:style-name="gr2" draw:text-style-name="P3" draw:layer="layout" svg:width="17.882cm" svg:height="1.887cm" svg:x="2.518cm" svg:y="9.8cm">
            <draw:image xlink:href="Pictures/1000C26600002ACF000003398F208866265AD1CC.svg" xlink:type="simple" xlink:show="embed" xlink:actuate="onLoad" loext:mime-type="image/svg+xml">
              <text:p/>
            </draw:image>
            <draw:image xlink:href="Pictures/100002010000019E0000001F1DA033534A2AA562.png" xlink:type="simple" xlink:show="embed" xlink:actuate="onLoad" loext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trastive Divergenc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\frac{\partial \mathcal{L}(\{W_{ij}, a_i, b_j\})}{\partial W_{ij}} = \langle v_i h_j \rangle_{data} -  \langle v_i h_j \rangle_{model}§svg§600§FALSE§</svg:desc>
          <draw:frame draw:style-name="gr2" draw:text-style-name="P3" draw:layer="layout" svg:width="18.67cm" svg:height="2.439cm" svg:x="2.53cm" svg:y="6.2cm">
            <draw:image xlink:href="Pictures/1000CA4200001A0D000003684CC8319B3D2A29BD.svg" xlink:type="simple" xlink:show="embed" xlink:actuate="onLoad" loext:mime-type="image/svg+xml">
              <text:p/>
            </draw:image>
            <draw:image xlink:href="Pictures/10000201000000FC0000002176E57EA7E41FA334.png" xlink:type="simple" xlink:show="embed" xlink:actuate="onLoad" loext:mime-type="image/png"/>
          </draw:frame>
        </draw:g>
        <draw:g>
          <svg:title>TexMaths</svg:title>
          <svg:desc>28§display§\frac{\partial \mathcal{L}(\{W_{ij}, a_i, b_j\})}{\partial a_{i}} = \langle v_i \rangle_{data} -  \langle v_i \rangle_{model}§svg§600§FALSE§</svg:desc>
          <draw:frame draw:style-name="gr2" draw:text-style-name="P3" draw:layer="layout" svg:width="16.708cm" svg:height="2.304cm" svg:x="2.692cm" svg:y="8.896cm">
            <draw:image xlink:href="Pictures/1000AC740000175000000338552094C290256BB6.svg" xlink:type="simple" xlink:show="embed" xlink:actuate="onLoad" loext:mime-type="image/svg+xml">
              <text:p/>
            </draw:image>
            <draw:image xlink:href="Pictures/10000201000000E20000001FAA8B33602434B31D.png" xlink:type="simple" xlink:show="embed" xlink:actuate="onLoad" loext:mime-type="image/png"/>
          </draw:frame>
        </draw:g>
        <draw:g>
          <svg:title>TexMaths</svg:title>
          <svg:desc>28§display§\frac{\partial \mathcal{L}(\{W_{ij}, a_i, b_j\})}{\partial b_{j}} = \langle h_j \rangle_{data} -  \langle h_j \rangle_{model}§svg§600§FALSE§</svg:desc>
          <draw:frame draw:style-name="gr2" draw:text-style-name="P3" draw:layer="layout" svg:width="17.063cm" svg:height="2.439cm" svg:x="5cm" svg:y="12.161cm">
            <draw:image xlink:href="Pictures/1000AD23000017CF00000368F7877DB08139BA1B.svg" xlink:type="simple" xlink:show="embed" xlink:actuate="onLoad" loext:mime-type="image/svg+xml">
              <text:p/>
            </draw:image>
            <draw:image xlink:href="Pictures/10000201000000E6000000215A5FC41FA4E69678.png" xlink:type="simple" xlink:show="embed" xlink:actuate="onLoad" loext:mime-type="image/png"/>
          </draw:frame>
        </draw:g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Gibbs sampling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actical consideration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ep Boltzmann machin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5T09:35:12.643000000</meta:creation-date>
    <dc:date>2020-06-17T18:28:30.393000000</dc:date>
    <meta:editing-duration>PT2M13S</meta:editing-duration>
    <meta:editing-cycles>2</meta:editing-cycles>
    <meta:generator>LibreOffice/6.4.1.2$Windows_X86_64 LibreOffice_project/4d224e95b98b138af42a64d84056446d09082932</meta:generator>
    <meta:document-statistic meta:object-count="135"/>
  </office:meta>
</office:document-meta>
</file>